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4.1022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350" table:style-name="ce4">
            <text:p>350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600" table:style-name="ce4">
            <text:p>600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68 <text:s/>Колбаса Особая ТМ Особый рецепт, 0,5 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office:value-type="float" office:value="40" table:style-name="ce4">
            <text:p>40</text:p>
          </table:table-cell>
          <table:table-cell office:value-type="string" table:style-name="ce1">
            <text:p>шт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60" table:style-name="ce4">
            <text:p>60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office:value-type="float" office:value="20" table:style-name="ce4">
            <text:p>20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220" table:style-name="ce4">
            <text:p>2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200" table:style-name="ce4">
            <text:p>2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70" table:style-name="ce4">
            <text:p>7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70" table:style-name="ce4">
            <text:p>7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office:value-type="float" office:value="32" table:style-name="ce4">
            <text:p>32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60" table:style-name="ce4">
            <text:p>6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60" table:style-name="ce4">
            <text:p>6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43 <text:s/>Колбаса Сервелат Зернистый, ВЕС. <text:s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200" table:style-name="ce4">
            <text:p>2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250" table:style-name="ce4">
            <text:p>25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600" table:style-name="ce4">
            <text:p>6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250" table:style-name="ce4">
            <text:p>25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office:value-type="float" office:value="32" table:style-name="ce4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office:value-type="float" office:value="18" table:style-name="ce4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60" table:style-name="ce4">
            <text:p>6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60" table:style-name="ce4">
            <text:p>60</text:p>
          </table:table-cell>
          <table:table-cell table:number-columns-repeated="16382"/>
        </table:table-row>
        <table:table-row table:style-name="ro3" table:visibility="filter">
          <table:table-cell office:value-type="string" table:style-name="ce5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Ветчина Вязанка с индейкой вес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4222" table:formula="of:=SUM([.B2:.B52])" table:style-name="ce1">
            <text:p>4222</text:p>
          </table:table-cell>
          <table:table-cell table:number-columns-repeated="16382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C52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09-19T07:44:41Z</dc:date>
    <meta:editing-cycles>46</meta:editing-cycles>
    <meta:editing-duration>PT50779S</meta:editing-duration>
  </office:meta>
</office:document-meta>
</file>